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automatic-styles>
    <style:style style:name="P1" style:family="paragraph" style:parent-style-name="Standard">
      <style:paragraph-properties fo:line-height="200%" fo:text-align="center" style:justify-single-word="false" fo:text-indent="0.5in" style:auto-text-indent="true"/>
      <style:text-properties officeooo:rsid="001cedbe" officeooo:paragraph-rsid="001cedbe"/>
    </style:style>
    <style:style style:name="P2" style:family="paragraph" style:parent-style-name="Standard">
      <style:paragraph-properties fo:line-height="200%" fo:text-align="center" style:justify-single-word="false" fo:text-indent="0.5in" style:auto-text-indent="true"/>
      <style:text-properties fo:font-weight="bold" officeooo:rsid="001cedbe" officeooo:paragraph-rsid="001cedbe" style:font-weight-asian="bold" style:font-weight-complex="bold"/>
    </style:style>
    <style:style style:name="P3" style:family="paragraph" style:parent-style-name="Standard">
      <style:paragraph-properties fo:line-height="200%" fo:text-align="start" style:justify-single-word="false" fo:text-indent="0.5in" style:auto-text-indent="true"/>
      <style:text-properties fo:font-weight="normal" officeooo:rsid="001d9c8f" officeooo:paragraph-rsid="001d9c8f" style:font-weight-asian="normal" style:font-weight-complex="normal"/>
    </style:style>
    <style:style style:name="T1" style:family="text">
      <style:text-properties officeooo:rsid="001d9c8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verbs 26:24-26</text:p>
      <text:p text:style-name="P2"><text:span text:style-name="T1">24. </text:span>People may cover their hatred with pleasant words, but they’re deceiving you. 25. They pretend to be kind, but don’t believe them. Their hearts are full of many evils. 26. While their hatred may be concealed by trickery, their wrongdoing will be exposed in public.</text:p>
      <text:p text:style-name="P3">Keep your friends close, but keep your enemies closer comes to mind when I read this passage. Most of us in this room have been on the wrong side of slander or have had false things said and done to us. We are to not be surprised by this, as We are told consistently through the Word of God that we are enemies to this world. The world hates us because it hated Christ first. It is the way things are going to be until we are with our savior again in heaven.</text:p>
      <text:p text:style-name="P3">The greatest hurt often comes from those we least expect it, but when our enemies say and do things to us it hurts as well. We, like most people, just want to be liked at some level in our lives. Some may say they don’t care about what others think, but is that really true? I am sure each of us want to be loved by everyone and we all want everything to be peaceful for the rest of our lives. The problem is that it will never be like this for us. As long as you stand for the truth of the Bible and stand firm on the Gospel you will be hated and the world will try to disgrace you or trick you.</text:p>
      <text:p text:style-name="P3">We see in this proverb by Solomon the true intent of those who are not of us. We see that they often will give us lip service to our faces but behind our backs will be the first in line with the proverbial knife. Although it may seem like they get away with it, remember God sees everything and knows everything done to His children and like a good Father will seek recompense for the wrongs down to His children and chosen people. While we are not to seek vengeance, or seek happiness in the failures of those who hate us, we are to to constantly and consistently be in prayer for those people for repentance <text:s/>; The best thing we can do to those who hate us is do good to those who persecute us. It will as the scriptures say heap hot coals on their heads. </text:p>
      <text:p text:style-name="P3"><text:soft-page-break/>Remember this week to love as the Father loves, pray as Christ prayed and study the Word as Paul did. We are to constantly bath ourselves in the Words of God and to be in consistent communication with our Father in Heaven while we wait for Jesus’ glorious reappearing in the sky. <text:s/></text:p>
      <text:p text:style-name="P3">Classes May Take Their Pla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Christopher Lorenzo</meta:initial-creator>
    <meta:creation-date>2025-05-24T18:40:41.294676946</meta:creation-date>
    <dc:date>2025-05-24T19:10:00.581292945</dc:date>
    <dc:creator>Christopher Lorenzo</dc:creator>
    <meta:editing-duration>PT2S</meta:editing-duration>
    <meta:editing-cycles>1</meta:editing-cycles>
    <meta:document-statistic meta:table-count="0" meta:image-count="0" meta:object-count="0" meta:page-count="2" meta:paragraph-count="7" meta:word-count="471" meta:character-count="2406" meta:non-whitespace-character-count="1938"/>
    <meta:generator>LibreOffice/25.2.3.1$Linux_X86_64 LibreOffice_project/520$Build-1</meta:generator>
  </office:meta>
</office:document-meta>
</file>